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lectManyListboxExtensionTag.setConverter( String conver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ListboxExtensionTag.setValueChangeListener( String valueChange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ListboxExtensionTag.doEnd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lectManyListboxExtensionTag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ListboxExtensionTag.setRendered( String rende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ListboxExtensionTag.setOnchange( String on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ListboxExtensionTag.setFocus( String foc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ListboxExtensionTag.setDisabled( String dis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ListboxExtensionTag.setValidator( String valid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ListboxExtensionTag.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SelectManyListboxExtensionTag.setConverterMessage( String converter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ListboxExtensionTag.setReadonly( String read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ListboxExtensionTag.setValidatorMessage( String validator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ListboxExtensionTag.setLabelWidth( String label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ListboxExtensionTag.setTip( String ti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ListboxExtensionTag.setLabel( String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ListboxExtensionTag.setRequired( String requi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ListboxExtensionTag.setRequiredMessage( String required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ListboxExtensionTag.setMarkup( String mark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ListboxExtensionTag.setInline( String inl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ListboxExtensionTag.setTabIndex( String tab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ListboxExtensionTag.doStartTag(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23">
            <text:p text:style-name="Table_20_Contents">23</text:p>
          </table:table-cell>
          <table:table-cell office:value-type="float" office:value="81">
            <text:p text:style-name="Table_20_Contents">81</text:p>
          </table:table-cell>
        </table:table-row>
        <table:table-row>
          <table:table-cell office:value-type="string">
            <text:p text:style-name="Table_20_Contents">SelectManyListboxExtensionTag.setBinding( String bin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ListboxExtensionTag.setHeight( String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